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0838ef" officeooo:paragraph-rsid="000838e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38ef" officeooo:paragraph-rsid="000838e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fbfe8" officeooo:paragraph-rsid="000fbfe8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7093" officeooo:paragraph-rsid="000a709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a7093" officeooo:paragraph-rsid="000bc498" style:font-size-asian="10.5pt" style:font-size-complex="12pt"/>
    </style:style>
    <style:style style:name="P6" style:family="paragraph" style:parent-style-name="Header">
      <style:text-properties officeooo:rsid="000838ef" officeooo:paragraph-rsid="000838ef"/>
    </style:style>
    <style:style style:name="P7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0a7093" officeooo:paragraph-rsid="000a7093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0bc498" officeooo:paragraph-rsid="000bc498" style:font-size-asian="10.5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officeooo:rsid="000ab454"/>
    </style:style>
    <style:style style:name="T3" style:family="text">
      <style:text-properties officeooo:rsid="000bc4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ational Neuroscience </text:p>
      <text:p text:style-name="P1">Coursework 2</text:p>
      <text:p text:style-name="P1"/>
      <text:p text:style-name="P2">Question 1</text:p>
      <text:p text:style-name="P4"/>
      <text:p text:style-name="P4">Fano Factor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0ms</text:p>
          </table:table-cell>
          <table:table-cell table:style-name="Table1.C1" office:value-type="string">
            <text:p text:style-name="P8">5ms</text:p>
          </table:table-cell>
        </table:table-row>
        <table:table-row>
          <table:table-cell table:style-name="Table1.A2" office:value-type="string">
            <text:p text:style-name="P8">10ms</text:p>
          </table:table-cell>
          <table:table-cell table:style-name="Table1.A2" office:value-type="string">
            <text:p text:style-name="P9">0.9999272291398311</text:p>
          </table:table-cell>
          <table:table-cell table:style-name="Table1.C2" office:value-type="string">
            <text:p text:style-name="P9">0.7488735557326648</text:p>
          </table:table-cell>
        </table:table-row>
        <table:table-row>
          <table:table-cell table:style-name="Table1.A2" office:value-type="string">
            <text:p text:style-name="P8">50ms</text:p>
          </table:table-cell>
          <table:table-cell table:style-name="Table1.A2" office:value-type="string">
            <text:p text:style-name="P9">0.9930524903392014</text:p>
          </table:table-cell>
          <table:table-cell table:style-name="Table1.C2" office:value-type="string">
            <text:p text:style-name="P9">0.6934170784470001</text:p>
          </table:table-cell>
        </table:table-row>
        <table:table-row>
          <table:table-cell table:style-name="Table1.A2" office:value-type="string">
            <text:p text:style-name="P8">100ms</text:p>
          </table:table-cell>
          <table:table-cell table:style-name="Table1.A2" office:value-type="string">
            <text:p text:style-name="P9">0.9936046228710463</text:p>
          </table:table-cell>
          <table:table-cell table:style-name="Table1.C2" office:value-type="string">
            <text:p text:style-name="P9">0.6833729249686894</text:p>
          </table:table-cell>
        </table:table-row>
      </table:table>
      <text:p text:style-name="P4"/>
      <text:p text:style-name="P4">Coefficient of Variation:</text:p>
      <text:p text:style-name="P4"/>
      <text:p text:style-name="P5">0ms refractory period: <text:span text:style-name="T3">0.9976622033549908</text:span></text:p>
      <text:p text:style-name="P5">5ms refractory period: <text:span text:style-name="T3">0.8272653866135034</text:span></text:p>
      <text:p text:style-name="P5"/>
      <text:p text:style-name="P3">Question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838ef" officeooo:paragraph-rsid="000838e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r16338<text:tab/><text:tab/>Michael Rolli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15:40.506649160</meta:creation-date>
    <dc:date>2019-03-23T15:31:06.936457250</dc:date>
    <meta:editing-duration>PT1H15M27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20" meta:word-count="35" meta:character-count="330" meta:non-whitespace-character-count="313"/>
  </office:meta>
</office:document-meta>
</file>